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4" style:family="paragraph" style:parent-style-name="Standard">
      <style:paragraph-properties style:text-autospace="none"/>
      <style:text-properties style:font-name="Arial1" fo:font-size="10.5pt" fo:font-weight="bold" style:font-size-asian="10.5pt" style:font-weight-asian="bold" style:font-size-complex="10.5pt" style:font-weight-complex="bold"/>
    </style:style>
    <style:style style:name="P5" style:family="paragraph" style:parent-style-name="Standard">
      <style:paragraph-properties style:text-autospace="none"/>
      <style:text-properties style:font-name="Arial1" fo:font-size="10.5pt" style:font-size-asian="10.5pt" style:font-size-complex="10.5pt"/>
    </style:style>
    <style:style style:name="P6" style:family="paragraph" style:parent-style-name="Standard">
      <style:paragraph-properties fo:text-align="justify" style:justify-single-word="false"/>
      <style:text-properties style:font-name="Arial1" fo:font-size="10.5pt" style:font-size-asian="10.5pt" style:font-size-complex="10.5pt"/>
    </style:style>
    <style:style style:name="P7"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8"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9"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10"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1"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fo:language="es" fo:country="AR" fo:font-weight="normal" style:font-size-asian="10.5pt" style:font-weight-asian="normal" style:font-size-complex="10.5pt" style:font-weight-complex="normal"/>
    </style:style>
    <style:style style:name="P12"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3"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4" style:family="paragraph" style:parent-style-name="Standard">
      <style:paragraph-properties style:text-autospace="none"/>
      <style:text-properties fo:color="#000000" style:font-name="Arial1" fo:font-size="10.5pt" style:font-name-asian="Arial2" style:font-size-asian="10.5pt" style:font-name-complex="Arial2" style:font-size-complex="10.5pt"/>
    </style:style>
    <style:style style:name="P15" style:family="paragraph" style:parent-style-name="Standard">
      <style:paragraph-properties fo:text-align="start" style:justify-single-word="false" style:text-autospace="none"/>
      <style:text-properties fo:color="#000000" style:font-name="Arial1" fo:font-size="10.5pt" style:font-name-asian="Arial2" style:font-size-asian="10.5pt" style:font-name-complex="Arial2" style:font-size-complex="10.5pt"/>
    </style:style>
    <style:style style:name="P16" style:family="paragraph" style:parent-style-name="Standard">
      <style:paragraph-properties style:text-autospace="none"/>
      <style:text-properties style:font-name="Courier New1" fo:font-size="10pt" fo:language="es" fo:country="AR" fo:font-weight="bold" style:font-size-asian="10pt" style:font-weight-asian="bold" style:font-name-complex="Courier New" style:font-size-complex="10pt" style:font-weight-complex="bold"/>
    </style:style>
    <style:style style:name="P17" style:family="paragraph" style:parent-style-name="Standard">
      <style:paragraph-properties style:text-autospace="none"/>
      <style:text-properties style:font-name="Courier New1" fo:font-size="10pt" fo:language="en" fo:country="US" fo:font-weight="bold" style:font-name-asian="Courier New2" style:font-size-asian="10pt" style:font-weight-asian="bold" style:font-name-complex="Courier New2" style:font-size-complex="10pt" style:font-weight-complex="bold"/>
    </style:style>
    <style:style style:name="P18" style:family="paragraph" style:parent-style-name="Standard">
      <style:text-properties style:font-name="Courier New1"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0" style:family="paragraph" style:parent-style-name="Standard">
      <style:paragraph-properties fo:text-align="start" style:justify-single-word="false" style:text-autospace="none">
        <style:tab-stops>
          <style:tab-stop style:position="0.635cm"/>
        </style:tab-stops>
      </style:paragraph-properties>
      <style:text-properties style:use-window-font-color="true" style:font-name="Arial1" fo:font-size="10.5pt" fo:language="es" fo:country="AR" fo:font-weight="normal" style:font-name-asian="Arial2" style:font-size-asian="10.5pt" style:font-weight-asian="normal" style:font-name-complex="Arial2" style:font-size-complex="10.5pt" style:font-weight-complex="normal"/>
    </style:style>
    <style:style style:name="P21" style:family="paragraph" style:parent-style-name="Standard">
      <style:paragraph-properties fo:text-align="start" style:justify-single-word="false" style:text-autospace="none"/>
      <style:text-properties style:use-window-font-color="true" style:font-name="Arial1" fo:font-size="10.5pt" fo:font-weight="normal" style:font-name-asian="Arial2" style:font-size-asian="10.5pt" style:font-weight-asian="normal" style:font-name-complex="Arial2" style:font-size-complex="10.5pt" style:font-weight-complex="normal"/>
    </style:style>
    <style:style style:name="P22" style:family="paragraph" style:parent-style-name="Standard">
      <style:paragraph-properties fo:text-align="start" style:justify-single-word="false" style:text-autospace="none"/>
      <style:text-properties style:use-window-font-color="true" style:font-name="Arial1" fo:font-size="10.5pt" style:font-name-asian="Times New Roman1" style:font-size-asian="10.5pt" style:font-name-complex="Times New Roman1" style:font-size-complex="10.5pt"/>
    </style:style>
    <style:style style:name="P23" style:family="paragraph" style:parent-style-name="Standard">
      <style:paragraph-properties fo:text-align="start" style:justify-single-word="false" style:text-autospace="none"/>
      <style:text-properties style:use-window-font-color="true" style:font-name="Arial1" fo:font-size="10.5pt" style:font-name-asian="Arial2" style:font-size-asian="10.5pt" style:font-name-complex="Arial2" style:font-size-complex="10.5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style:text-autospace="none"/>
      <style:text-properties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26" style:family="paragraph" style:parent-style-name="Standard">
      <style:paragraph-properties style:text-autospace="none"/>
      <style:text-properties style:font-name="Courier New2" fo:font-size="10pt" fo:language="en" fo:country="US"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27"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8"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9"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30" style:family="paragraph" style:parent-style-name="WW-Texto_20_independiente_20_2">
      <style:paragraph-properties fo:text-align="start" style:justify-single-word="false">
        <style:tab-stops>
          <style:tab-stop style:position="0.635cm"/>
        </style:tab-stops>
      </style:paragraph-properties>
      <style:text-properties fo:font-size="10.5pt" fo:font-weight="bold" style:font-size-asian="10.5pt" style:font-weight-asian="bold" style:font-size-complex="10.5pt" style:font-weight-complex="bold"/>
    </style:style>
    <style:style style:name="P31"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32"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3" style:family="paragraph" style:parent-style-name="WW-Texto_20_independiente_20_2">
      <style:paragraph-properties fo:text-align="justify" style:justify-single-word="false">
        <style:tab-stops>
          <style:tab-stop style:position="0.635cm"/>
        </style:tab-stops>
      </style:paragraph-properties>
      <style:text-properties style:use-window-font-color="true" style:font-name="Arial1" fo:font-size="10.5pt" fo:language="es" fo:country="AR" fo:font-weight="normal" style:font-size-asian="10.5pt" style:font-weight-asian="normal" style:font-size-complex="10.5pt" style:font-weight-complex="normal"/>
    </style:style>
    <style:style style:name="P34" style:family="paragraph" style:parent-style-name="WW-Texto_20_independiente_20_2">
      <style:paragraph-properties fo:text-align="start" style:justify-single-word="false">
        <style:tab-stops>
          <style:tab-stop style:position="0.635cm"/>
        </style:tab-stops>
      </style:paragraph-properties>
    </style:style>
    <style:style style:name="P35"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P36" style:family="paragraph" style:parent-style-name="Standard">
      <style:paragraph-properties fo:text-align="start" style:justify-single-word="false" style:text-autospace="none"/>
      <style:text-properties style:font-name="Arial1" fo:font-size="10.5pt" style:font-size-asian="10.5pt" style:font-size-complex="10.5pt"/>
    </style:style>
    <style:style style:name="P37"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P38"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84cm"/>
          <style:tab-stop style:position="15.589cm" style:type="right"/>
        </style:tab-stops>
      </style:paragraph-properties>
    </style:style>
    <style:style style:name="P39" style:family="paragraph" style:parent-style-name="WW-Texto_20_independiente_20_2">
      <style:paragraph-properties fo:text-align="start" style:justify-single-word="false">
        <style:tab-stops>
          <style:tab-stop style:position="0.635cm"/>
        </style:tab-stops>
      </style:paragraph-properties>
      <style:text-properties fo:font-size="10.5pt" style:font-size-asian="10.5pt" style:font-size-complex="10.5pt"/>
    </style:style>
    <style:style style:name="P40"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P41" style:family="paragraph" style:parent-style-name="WW-Texto_20_independiente_20_2" style:list-style-name="L1">
      <style:paragraph-properties fo:text-align="start" style:justify-single-word="false">
        <style:tab-stops>
          <style:tab-stop style:position="0.635cm"/>
        </style:tab-stops>
      </style:paragraph-properties>
      <style:text-properties fo:font-size="10.5pt" style:font-size-asian="10.5pt" style:font-size-complex="10.5pt"/>
    </style:style>
    <style:style style:name="P42"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43"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44" style:family="paragraph" style:parent-style-name="WW-Texto_20_independiente_20_2">
      <style:paragraph-properties fo:text-align="justify" style:justify-single-word="false" fo:break-before="page">
        <style:tab-stops>
          <style:tab-stop style:position="0.635cm"/>
        </style:tab-stops>
      </style:paragraph-properties>
      <style:text-properties style:font-name="Arial1"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language="es" fo:country="AR" fo:font-weight="normal" style:font-weight-asian="normal" style:font-weight-complex="normal"/>
    </style:style>
    <style:style style:name="T4" style:family="text">
      <style:text-properties style:font-name="Arial1" style:font-weight-complex="normal"/>
    </style:style>
    <style:style style:name="T5" style:family="text">
      <style:text-properties fo:color="#0000ff" style:font-name="Arial1" fo:font-size="10pt" fo:font-weight="bold" style:font-size-asian="10pt" style:font-weight-asian="bold" style:font-name-complex="Arial1" style:font-size-complex="10pt" style:font-weight-complex="bold"/>
    </style:style>
    <style:style style:name="T6" style:family="text">
      <style:text-properties fo:font-weight="bold" style:font-weight-asian="bold" style:font-weight-complex="bold"/>
    </style:style>
    <style:style style:name="T7" style:family="text">
      <style:text-properties style:font-name="Courier New1" fo:font-size="11pt" fo:font-weight="bold" style:font-size-asian="11pt" style:font-weight-asian="bold" style:font-size-complex="11pt" style:font-weight-complex="bold"/>
    </style:style>
    <style:style style:name="T8" style:family="text">
      <style:text-properties style:font-name-asian="Times New Roman1" style:font-name-complex="Times New Roman1"/>
    </style:style>
    <style:style style:name="T9" style:family="text">
      <style:text-properties style:use-window-font-color="true" style:font-name="Arial1" fo:font-size="10.5pt" style:font-name-asian="Arial2" style:font-size-asian="10.5pt" style:font-name-complex="Arial2" style:font-size-complex="10.5pt"/>
    </style:style>
    <style:style style:name="T10" style:family="text">
      <style:text-properties style:use-window-font-color="true" style:font-name="Arial1" fo:font-size="10.5pt" style:font-name-asian="Times New Roman1" style:font-size-asian="10.5pt" style:font-name-complex="Times New Roman1" style:font-size-complex="10.5pt"/>
    </style:style>
    <style:style style:name="T11" style:family="text">
      <style:text-properties style:font-name-asian="Arial2"/>
    </style:style>
    <style:style style:name="T12" style:family="text">
      <style:text-properties style:font-name-asian="Arial2" style:font-name-complex="Arial2"/>
    </style:style>
    <style:style style:name="T13" style:family="text">
      <style:text-properties style:text-underline-style="solid" style:text-underline-width="auto" style:text-underline-color="font-color"/>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fo:color="#000000"/>
    </style:style>
    <style:style style:name="T17" style:family="text">
      <style:text-properties style:font-name-complex="Arial2"/>
    </style:style>
    <style:style style:name="T18" style:family="text">
      <style:text-properties fo:language="es" fo:country="AR"/>
    </style:style>
    <style:style style:name="T19" style:family="text">
      <style:text-properties fo:language="es" fo:country="AR" fo:font-weight="normal" style:font-weight-asian="normal" style:font-weight-complex="normal"/>
    </style:style>
    <style:style style:name="T20" style:family="text">
      <style:text-properties fo:font-weight="normal"/>
    </style:style>
    <style:style style:name="T21" style:family="text">
      <style:text-properties style:font-weight-asian="normal"/>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3" style:family="graphic" style:parent-style-name="Frame">
      <style:graphic-properties fo:margin-left="0.319cm" fo:margin-right="0.319cm" style:run-through="foreground"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4" style:family="graphic" style:parent-style-name="Frame">
      <style:graphic-properties style:vertical-pos="top" style:vertical-rel="paragraph-content" style:horizontal-pos="center" style:horizontal-rel="paragraph" fo:background-color="transparent" style:background-transparency="100%" fo:padding="0.15cm" fo:border="0.002cm solid #000000" style:shadow="#000000 0.18cm 0.18cm">
        <style:background-image/>
        <style:columns fo:column-count="1" fo:column-gap="0cm"/>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Archivos y Sistemas de Archivos.</text:p>
      <text:p text:style-name="P3"/>
      <text:p text:style-name="P4">Manejo de archivos en GNU/Linux</text:p>
      <text:p text:style-name="P5"/>
      <text:p text:style-name="P7">Como se explicó en las clases teóricas, el manejo de archivos se lleva a cabo mediante llamadas POSIX de manejo de archivos.</text:p>
      <text:p text:style-name="P5"/>
      <text:p text:style-name="P5">Esta funciones (en FreePascal) se encuentran en la unit OldLinux:</text:p>
      <text:p text:style-name="P14"/>
      <text:p text:style-name="P15"><text:tab/>fdOpen <text:tab/>Abre/crea un descriptor de archivo.</text:p>
      <text:p text:style-name="P15"><text:tab/>fdRead <text:tab/>Lee datos desde un descriptor de archivo.</text:p>
      <text:p text:style-name="P15"><text:tab/>fdWrite <text:tab/>Escribe en un descriptor de archivo.</text:p>
      <text:p text:style-name="P15"><text:tab/>fdSeek <text:tab/>Mueve el puntero de posición de un archivo.</text:p>
      <text:p text:style-name="P36"><text:tab/>fdClose <text:tab/>Cierra un descriptor de archivo.</text:p>
      <text:p text:style-name="P5"/>
      <text:p text:style-name="P10">Para ver otras funciones de manejo de archivos vea la documentación de FreePascal.</text:p>
      <text:p text:style-name="P10"/>
      <text:p text:style-name="P7">Ingrese al sistema como <text:span text:style-name="T6">usuario no privilegiado</text:span>. Cree un directorio donde almacenar los programas de este práctico dentro de su directorio home. Luego sitúese en el directorio recién creado.</text:p>
      <text:p text:style-name="P9"/>
      <text:p text:style-name="P8">Escriba el siguiente programa, nómbrelo <text:s/>“<text:span text:style-name="T7">prog_1001.pp</text:span>” y compílelo.</text:p>
      <text:p text:style-name="P12"/>
      <text:p text:style-name="P27"><draw:frame draw:style-name="fr1" draw:name="Marco3" text:anchor-type="paragraph" svg:y="0.127cm" svg:width="14.31cm" svg:height="7.558cm" draw:z-index="0"><draw:text-box><text:p text:style-name="P16">Program prog_1001;</text:p><text:p text:style-name="P17"/><text:p text:style-name="P17">uses OldLinux;</text:p><text:p text:style-name="P17"/><text:p text:style-name="P17">Var fd : Longint;</text:p><text:p text:style-name="P17"><text:s text:c="4"/>datos: String;</text:p><text:p text:style-name="P17"/><text:p text:style-name="P17">begin</text:p><text:p text:style-name="P17"><text:s text:c="2"/>fd := FDOpen(ParamStr(1),Open_WrOnly or Open_Creat);</text:p><text:p text:style-name="P17"><text:s text:c="2"/>if fd &gt; 0 then</text:p><text:p text:style-name="P17"><text:s text:c="4"/>Writeln('Escriba lo que desea en el archivo:');</text:p><text:p text:style-name="P17"><text:s text:c="4"/>Readln(datos);</text:p><text:p text:style-name="P17"><text:s text:c="4"/>begin</text:p><text:p text:style-name="P17"><text:s text:c="4"/>if (Length(datos)+1) &lt;&gt; (FDWrite(fd,datos,Length(datos)+1)) <text:tab/>then Writeln ('Error al escribir en el archivo!!!');</text:p><text:p text:style-name="P17"><text:s text:c="4"/>FDClose(fd);</text:p><text:p text:style-name="P17"><text:s text:c="4"/>end;</text:p><text:p text:style-name="P17">end.</text:p><text:p text:style-name="P18"/></draw:text-box></draw:frame></text:p>
      <text:p text:style-name="P28">Cree un archivo vacío. Ejecute el programa pasándole como parámetro el archivo recién creado e ingrese algo de texto (al menos 20 caracteres) para escribir dentro del archivo. Verifique que la información se grabó en el archivo.</text:p>
      <text:p text:style-name="P28"><text:span text:style-name="T6">(1)</text:span> Ejecute el programa nuevamente pasándole como parámetro un archivo inexistente. Se ejecutó igual? Grabó la información dentro del archivo? Por qué?</text:p>
      <text:p text:style-name="P28"><text:span text:style-name="T6">(2)</text:span> Ejecute el programa nuevamente pasándole como parámetro el primer archivo e ingrese otra información (al menos 20 caracteres) para grabar en el archivo. Verifique que la información se grabó en el archivo. Qué ocurrió con la información que habíamos grabado en la primera ocasión? Por qué?</text:p>
      <text:p text:style-name="P28"/>
      <text:p text:style-name="P42"><text:span text:style-name="T19">L</text:span><text:span text:style-name="T3">a documentación de FreePascal</text:span><text:span text:style-name="T19"> pueden ser de gran ayuda para responder a las preguntas anteriores.</text:span></text:p>
      <text:p text:style-name="P42"><text:span text:style-name="T3"/></text:p>
      <text:p text:style-name="P35">Escriba el siguiente programa y nómbrelo <text:s/>“<text:span text:style-name="T7">prog_1002.pp</text:span>” y compílelo.</text:p>
      <text:p text:style-name="P12"/>
      <text:p text:style-name="P27"><draw:frame draw:style-name="fr2" draw:name="Marco4" text:anchor-type="paragraph" svg:x="0.829cm" svg:y="0cm" svg:width="13.339cm" svg:height="8.398cm" draw:z-index="3"><draw:text-box><text:p text:style-name="P16">Program prog_1002;</text:p><text:p text:style-name="P16"/><text:p text:style-name="P17">uses OldLinux;</text:p><text:p text:style-name="P17"/><text:p text:style-name="P17">var fd : Longint;</text:p><text:p text:style-name="P17"><text:s text:c="4"/>datos: String;</text:p><text:p text:style-name="P17"><text:s text:c="8"/></text:p><text:p text:style-name="P17">begin</text:p><text:p text:style-name="P17"><text:s text:c="2"/>fd := fdOpen(ParamStr(1),Open_RdOnly);</text:p><text:p text:style-name="P17"><text:s text:c="2"/>if fd&gt;0 then</text:p><text:p text:style-name="P17"><text:s text:c="4"/>begin</text:p><text:p text:style-name="P17"><text:s text:c="8"/>if fdRead(fd,datos,10) &lt; 0 then</text:p><text:p text:style-name="P17"><text:s text:c="10"/>begin</text:p><text:p text:style-name="P17"><text:s text:c="10"/>Writeln ('Error leyendo archivo!!!');</text:p><text:p text:style-name="P17"><text:s text:c="10"/>Halt(2);</text:p><text:p text:style-name="P17"><text:s text:c="10"/>end;</text:p><text:p text:style-name="P17"><text:s text:c="6"/>Writeln(datos);</text:p><text:p text:style-name="P17"><text:s text:c="2"/>end;</text:p><text:p text:style-name="P17"><text:s text:c="2"/>fdCLose(FD);</text:p><text:p text:style-name="P17">end.</text:p><text:p text:style-name="Standard"/></draw:text-box></draw:frame></text:p>
      <text:p text:style-name="P28"><text:span text:style-name="T6">(3)</text:span> Ejecute el programa pasándole como parámetro el archivo de texto del ejercicio anterior. Observe los resultados. Por qué no mostró la totalidad del archivo?</text:p>
      <text:p text:style-name="P28"/>
      <text:p text:style-name="P4">Manejo de archivos y directorios en GNU/Linux</text:p>
      <text:p text:style-name="P5"/>
      <text:p text:style-name="P7">En un nivel más bajo se puede acceder mediante funciones POSIX, a operaciones generales de manejo de archivos, directorios y sistemas de archivos.</text:p>
      <text:p text:style-name="P5"/>
      <text:p text:style-name="P11">Esta funciones (en FreePascal) se encuentran en la unit OldLinux:</text:p>
      <text:p text:style-name="P28"/>
      <text:p text:style-name="P19"><text:tab/><text:tab/>Access <text:tab/>Chequea los permisios de acceso a un archivo</text:p>
      <text:p text:style-name="P21"><text:tab/>Chown <text:tab/><text:span text:style-name="T8">Cambia el dueño de un archivo.</text:span></text:p>
      <text:p text:style-name="P21"><text:tab/>Chmod <text:tab/><text:span text:style-name="T8">Cambia los permisos de acceso de un archivo.</text:span></text:p>
      <text:p text:style-name="P21"><text:tab/>FLock <text:tab/><text:tab/><text:span text:style-name="T8">Bloquea un archivo.</text:span></text:p>
      <text:p text:style-name="P21"><text:tab/>FStat <text:tab/><text:tab/><text:span text:style-name="T8">Brinda información sobre un archivo.</text:span></text:p>
      <text:p text:style-name="P21"><text:tab/>FRename <text:tab/><text:span text:style-name="T8">Renombra un archivo.</text:span></text:p>
      <text:p text:style-name="P21"><text:tab/>LStat <text:tab/><text:tab/><text:span text:style-name="T8">Brinda información sobre un enlace (link).</text:span></text:p>
      <text:p text:style-name="P21"><text:tab/>Link <text:tab/><text:tab/><text:span text:style-name="T8">Crea un enlace (link).</text:span></text:p>
      <text:p text:style-name="P21"><text:tab/>ReadLink <text:tab/><text:span text:style-name="T8">Lee el contenido de un enlace simbólico.</text:span></text:p>
      <text:p text:style-name="P21"><text:tab/>SymLink <text:tab/><text:span text:style-name="T8">Crea un enlace simbólico.</text:span></text:p>
      <text:p text:style-name="P21"><text:tab/>UnLink <text:tab/><text:span text:style-name="T8">Elimina un archivo.</text:span></text:p>
      <text:p text:style-name="P21"><text:tab/>Utime <text:tab/><text:tab/><text:span text:style-name="T8">Cambia la fecha de un archivo.</text:span></text:p>
      <text:p text:style-name="P33"/>
      <text:p text:style-name="P19"><text:tab/><text:tab/>OpenDir <text:tab/><text:span text:style-name="T8">Abre un directorio para lectura.</text:span></text:p>
      <text:p text:style-name="P19"><text:tab/><text:tab/>CloseDir <text:tab/><text:span text:style-name="T8">Cierra un directorio,</text:span></text:p>
      <text:p text:style-name="P24"><text:span text:style-name="T9"><text:tab/>ReadDir <text:tab/></text:span><text:span text:style-name="T10">Lee una entrada de directorio.</text:span></text:p>
      <text:p text:style-name="P22"><text:tab/><text:span text:style-name="T12">TellDir <text:tab/></text:span>Indica la entrada de directorio actual.</text:p>
      <text:p text:style-name="P23"><text:tab/>SeekDir <text:tab/><text:span text:style-name="T8">Se ubica en una entrada determinada del directorio.</text:span></text:p>
      <text:p text:style-name="P23"><text:tab/></text:p>
      <text:p text:style-name="P20"><text:tab/><text:tab/>FSStat <text:tab/><text:span text:style-name="T8">Brinda información sobre el filesystem.</text:span></text:p>
      <text:p text:style-name="P33"/>
      <text:p text:style-name="P11">Para ver otras funciones de manejo de archivos, directorios y sistemas de archivos vea la documentación de Freepascal.</text:p>
      <text:p text:style-name="P32"/>
      <text:p text:style-name="P32"/>
      <text:p text:style-name="P35">Escriba el siguiente programa y nómbrelo <text:s/>“<text:span text:style-name="T7">prog_1003.pp</text:span>” y compílelo.</text:p>
      <text:p text:style-name="P12"><draw:frame draw:style-name="fr3" draw:name="Marco1" text:anchor-type="paragraph" svg:x="0.39cm" svg:y="0.27cm" svg:width="13.778cm" svg:height="11.575cm" draw:z-index="2"><draw:text-box><text:p text:style-name="P25">program prog_1003;</text:p><text:p text:style-name="P25"/><text:p text:style-name="P25">uses OldLinux;</text:p><text:p text:style-name="P25"><text:s text:c="4"/></text:p><text:p text:style-name="P25">var info : Stat;</text:p><text:p text:style-name="P25"><text:s text:c="4"/></text:p><text:p text:style-name="P25">begin</text:p><text:p text:style-name="P25"><text:s text:c="2"/>if not FStat(ParamStr(1),info) then </text:p><text:p text:style-name="P25"><text:s text:c="3"/>begin</text:p><text:p text:style-name="P25"><text:s text:c="4"/>Writeln('Fallo la llamada a FStat!!!');</text:p><text:p text:style-name="P25"><text:s text:c="5"/>halt (1);</text:p><text:p text:style-name="P25"><text:s text:c="5"/>end;</text:p><text:p text:style-name="P25"><text:s text:c="2"/>writeln;</text:p><text:p text:style-name="P25"><text:s text:c="2"/>writeln ('Resultados del fstat del archivo:');</text:p><text:p text:style-name="P25"><text:s text:c="2"/>writeln ('I-nodo <text:s text:c="19"/>: ',info.ino);</text:p><text:p text:style-name="P25"><text:s text:c="2"/>writeln ('Modo (Tipo y Permisos) <text:s text:c="3"/>: ',info.mode);</text:p><text:p text:style-name="P25"><text:s text:c="2"/>writeln ('Numero de links <text:s text:c="10"/>: ',info.nlink);</text:p><text:p text:style-name="P25"><text:s text:c="2"/>writeln ('User ID del duenio <text:s text:c="7"/>: ',info.uid);</text:p><text:p text:style-name="P25"><text:s text:c="2"/>writeln ('Group ID del duenio <text:s text:c="6"/>: ',info.gid);</text:p><text:p text:style-name="P25"><text:s text:c="2"/>writeln ('Tipo de dispositivo inodo : ',info.rdev);</text:p><text:p text:style-name="P25"><text:s text:c="2"/>writeln ('Tamanio Bytes <text:s text:c="12"/>: ',info.size);</text:p><text:p text:style-name="P25"><text:s text:c="2"/>writeln ('Tamanio de Bloque <text:s text:c="8"/>: ',info.blksize);</text:p><text:p text:style-name="P25"><text:s text:c="2"/>writeln ('Nro. de Bloques <text:s text:c="10"/>: ',info.blocks);</text:p><text:p text:style-name="P25"><text:s text:c="2"/>writeln ('Ultimo acceso <text:s text:c="12"/>: ',info.atime);</text:p><text:p text:style-name="P25"><text:s text:c="2"/>writeln ('Ultima modificacion <text:s text:c="6"/>: ',info.mtime);</text:p><text:p text:style-name="P25"><text:s text:c="2"/>writeln ('Ultimo cambio <text:s text:c="12"/>: ',info.ctime);</text:p><text:p text:style-name="P25"/><text:p text:style-name="P25">end.</text:p><text:p text:style-name="Standard"/></draw:text-box></draw:frame></text:p>
      <text:p text:style-name="P29"><text:span text:style-name="T6">(4)</text:span> Pruebe el programa pasándole como parámetro distintos archivos. Dónde está almacenada esta información de cada archivo?</text:p>
      <text:p text:style-name="P29"/>
      <text:p text:style-name="P29">Puede obtener más información sobre el registro Stat mediante la pagina man del mismo Stat(2).</text:p>
      <text:p text:style-name="P28"/>
      <text:p text:style-name="P32"/>
      <text:p text:style-name="P35">Escriba el siguiente programa y nómbrelo <text:s/>“<text:span text:style-name="T7">prog_1004.pp</text:span>” y compílelo.</text:p>
      <text:p text:style-name="P12"><draw:frame draw:style-name="fr3" draw:name="Marco5" text:anchor-type="paragraph" svg:x="0.39cm" svg:y="0.27cm" svg:width="13.778cm" svg:height="10.456cm" draw:z-index="4"><draw:text-box><text:p text:style-name="P26">program prog_1004;</text:p><text:p text:style-name="P26"/><text:p text:style-name="P26">uses OldLinux;</text:p><text:p text:style-name="P26"/><text:p text:style-name="P26">var archivo: Stat;</text:p><text:p text:style-name="P26"/><text:p text:style-name="P26">begin</text:p><text:p text:style-name="P26"><text:s text:c="2"/>if LStat(ParamStr(1),archivo) then</text:p><text:p text:style-name="P26"><text:s text:c="4"/>begin</text:p><text:p text:style-name="P26"><text:s text:c="4"/>if S_ISLNK(archivo.mode) then </text:p><text:p text:style-name="P26"><text:s text:c="6"/>Writeln ('El archivo es un enlace...');</text:p><text:p text:style-name="P26"><text:s text:c="4"/>if S_ISREG(archivo.mode) then </text:p><text:p text:style-name="P26"><text:s text:c="6"/>Writeln ('El archivo es un archivo regular...'); <text:s text:c="5"/></text:p><text:p text:style-name="P26"><text:s text:c="4"/>if S_ISDIR(archivo.mode) then </text:p><text:p text:style-name="P26"><text:s text:c="6"/>Writeln ('El archivo es un directorio...');</text:p><text:p text:style-name="P26"><text:s text:c="4"/>if S_ISCHR(archivo.mode) then </text:p><text:p text:style-name="P26"><text:s text:c="6"/>Writeln ('El archivo es un dispositivo de caract...');</text:p><text:p text:style-name="P26"><text:s text:c="4"/>if S_ISBLK(archivo.mode) then </text:p><text:p text:style-name="P26"><text:s text:c="6"/>Writeln ('El archivo es un dispositivo de bloques...');</text:p><text:p text:style-name="P26"><text:s text:c="4"/>if S_ISFIFO(archivo.mode) then </text:p><text:p text:style-name="P26"><text:s text:c="6"/>Writeln ('El archivo es una canieria (Pipe)...');</text:p><text:p text:style-name="P26"><text:s text:c="4"/>if S_ISSOCK(archivo.mode) then </text:p><text:p text:style-name="P26"><text:s text:c="6"/>Writeln ('El archivo es un socket...');</text:p><text:p text:style-name="P26"><text:s text:c="2"/>end;</text:p><text:p text:style-name="P26">end.</text:p><text:p text:style-name="P25"/><text:p text:style-name="Standard"/></draw:text-box></draw:frame></text:p>
      <text:p text:style-name="P28"><text:span text:style-name="T6">(5)</text:span> Pruebe el programa pasándole como parámetro archivos de distintos tipos. Dónde está almacenada esta información de cada archivo?</text:p>
      <text:p text:style-name="P28"/>
      <text:p text:style-name="P32">Escriba el siguiente programa y nómbrelo <text:s/>“<text:span text:style-name="T7">prog_1005.pp</text:span>” y compílelo.</text:p>
      <text:p text:style-name="P12"><draw:frame draw:style-name="fr3" draw:name="Marco6" text:anchor-type="paragraph" svg:x="0.39cm" svg:y="0.27cm" svg:width="14.155cm" svg:height="9.957cm" draw:z-index="5"><draw:text-box><text:p text:style-name="P26">program prog_1005;</text:p><text:p text:style-name="P26"/><text:p text:style-name="P26">uses OldLinux;</text:p><text:p text:style-name="P25"/><text:p text:style-name="P25">var directorio : PDir;</text:p><text:p text:style-name="P25"><text:s text:c="4"/>entrada : PDirent;</text:p><text:p text:style-name="P25"/><text:p text:style-name="P25">begin</text:p><text:p text:style-name="P25"><text:s text:c="2"/>directorio := OpenDir(ParamStr(1));</text:p><text:p text:style-name="P25"><text:s text:c="2"/>repeat </text:p><text:p text:style-name="P25"><text:s text:c="4"/>entrada := ReadDir(directorio);</text:p><text:p text:style-name="P25"><text:s text:c="4"/>if entrada &lt;&gt; nil then </text:p><text:p text:style-name="P25"><text:s text:c="6"/>begin</text:p><text:p text:style-name="P25"><text:s text:c="8"/>Writeln ('-----------------------------------');</text:p><text:p text:style-name="P25"><text:s text:c="8"/>Writeln ('Entrada No <text:s text:c="3"/>: ',TellDir(directorio));</text:p><text:p text:style-name="P25"><text:s text:c="8"/>Writeln ('Nombre <text:s text:c="7"/>: ',pchar(@entrada^.name[0]));</text:p><text:p text:style-name="P25"><text:s text:c="8"/>Writeln ('I-nodo <text:s text:c="7"/>: ',entrada^.ino);</text:p><text:p text:style-name="P25"><text:s text:c="8"/>Writeln ('Offset <text:s text:c="7"/>: ',entrada^.off);</text:p><text:p text:style-name="P25"><text:s text:c="8"/>Writeln ('Long. Nombre <text:s text:c="2"/>: ',entrada^.reclen);</text:p><text:p text:style-name="P25"><text:s text:c="4"/>end;</text:p><text:p text:style-name="P25"><text:s text:c="2"/>until entrada = nil;</text:p><text:p text:style-name="P25"/><text:p text:style-name="P25"><text:s text:c="2"/>CloseDir (directorio);</text:p><text:p text:style-name="P25">end.</text:p></draw:text-box></draw:frame></text:p>
      <text:p text:style-name="P28">Pruebe el programa pasándole como parámetro distintos directorios.</text:p>
      <text:p text:style-name="P42"><text:soft-page-break/><text:span text:style-name="T1">Escriba el siguiente programa y nómbrelo <text:s/>“</text:span><text:span text:style-name="T7">prog_1006.pp</text:span><text:span text:style-name="T1">” y compílelo.</text:span></text:p>
      <text:p text:style-name="P12"><draw:frame draw:style-name="fr3" draw:name="Marco7" text:anchor-type="paragraph" svg:x="0.39cm" svg:y="0.27cm" svg:width="14.155cm" svg:height="9.638cm" draw:z-index="6"><draw:text-box><text:p text:style-name="P26">program prog_1006;</text:p><text:p text:style-name="P26"/><text:p text:style-name="P25">uses OldLinux;</text:p><text:p text:style-name="P25"><text:s text:c="4"/></text:p><text:p text:style-name="P25">var ubicacion : String; </text:p><text:p text:style-name="P25"><text:s text:c="4"/>fsinfo : StatFS;</text:p><text:p text:style-name="P25"><text:s text:c="4"/></text:p><text:p text:style-name="P25">begin</text:p><text:p text:style-name="P25"><text:s text:c="2"/>ubicacion:='.';</text:p><text:p text:style-name="P25"><text:s text:c="2"/>if not FSStat(ubicacion,fsinfo) then</text:p><text:p text:style-name="P25"><text:s text:c="7"/>begin</text:p><text:p text:style-name="P25"><text:s text:c="7"/>Writeln('Fallo el FSStat. Error No : ',linuxerror);</text:p><text:p text:style-name="P25"><text:s text:c="7"/>Halt(1);</text:p><text:p text:style-name="P25"><text:s text:c="7"/>end;</text:p><text:p text:style-name="P25"><text:s text:c="4"/>Writeln ('Tipo de FS <text:s text:c="10"/>: ',fsinfo.fstype);</text:p><text:p text:style-name="P25"><text:s text:c="4"/>Writeln ('Tamanio de bloque <text:s text:c="3"/>: ',fsinfo.bsize);</text:p><text:p text:style-name="P25"><text:s text:c="4"/>Writeln ('Bloques libres <text:s text:c="6"/>: ',fsinfo.bfree);</text:p><text:p text:style-name="P25"><text:s text:c="4"/>Writeln ('Bloques disponibles <text:s/>: ',fsinfo.bavail);</text:p><text:p text:style-name="P25"><text:s text:c="4"/>Writeln ('Archivos <text:s text:c="12"/>: ',fsinfo.files);</text:p><text:p text:style-name="P25"><text:s text:c="4"/>Writeln ('Descriptores libres <text:s/>: ',fsinfo.ffree);</text:p><text:p text:style-name="P25"><text:s text:c="4"/>Writeln ('Identificacion de FS : ',fsinfo.fsid);</text:p><text:p text:style-name="P25"><text:s text:c="4"/>Writeln ('Long. del Nombre <text:s text:c="4"/>: ',fsinfo.namelen);</text:p><text:p text:style-name="P25">end.</text:p><text:p text:style-name="Standard"/></draw:text-box></draw:frame></text:p>
      <text:p text:style-name="P28"><text:span text:style-name="T6">(6)</text:span> Ejecute el programa. Ubíquese en el directorio raíz (<text:span text:style-name="T15">/</text:span>) y vuelva a ejecutar el programa. Ahora sitúese en el directorio <text:span text:style-name="T15">/proc</text:span> y ejecute nuevamente el programa. Sobre que filesystems nos está mostrando información en cada ocasión? Explique el significado de cada resultado. Cuál es el espacio libre en cada sistema de archivos?</text:p>
      <text:p text:style-name="P28"/>
      <text:p text:style-name="P28">Puede obtener más información sobre el registro StatFS mediante la pagina man del mismo StatFS(2).</text:p>
      <text:p text:style-name="P30"/>
      <text:p text:style-name="P31"><text:span text:style-name="T6">(7)</text:span> Realice su propia versión del comando <text:span text:style-name="T15">ls</text:span> empleando las llamadas POSIX de gestión de archivos y directorio. Nómbrelo <text:span text:style-name="T6">“</text:span><text:span text:style-name="T7">prog_1007</text:span><text:span text:style-name="T6">”</text:span>, compílelo y pruebelo listando distintos directorios. Para mantener la sencillez, el comando deberá cumplir con las siguientes características:</text:p>
      <text:list text:style-name="L1">
        <text:list-item>
          <text:list>
            <text:list-item>
              <text:list>
                <text:list-item>
                  <text:p text:style-name="P40">Deberá mostrar (en este orden): i-nodo, tamaño en bytes y nombre de cada archivo del directorio en cuestión. (Uno por línea)</text:p>
                </text:list-item>
                <text:list-item>
                  <text:p text:style-name="P40">Deberá enumerar al final el número de entradas del directorio.</text:p>
                </text:list-item>
              </text:list>
            </text:list-item>
          </text:list>
        </text:list-item>
      </text:list>
      <text:p text:style-name="P31"/>
      <text:p text:style-name="P31"/>
      <text:p text:style-name="P31"/>
      <text:p text:style-name="P34"/>
      <text:p text:style-name="Standard"><draw:frame draw:style-name="fr4" draw:name="Marco10" text:anchor-type="paragraph" svg:width="13.847cm" draw:z-index="1"><draw:text-box fo:min-height="3.447cm"><text:p text:style-name="P6">Confeccione un informe <text:span text:style-name="T6">original</text:span>, <text:span text:style-name="T6">conciso</text:span> y <text:span text:style-name="T6">completo</text:span> donde se dé respuesta a las preguntas y consignas precedidas por un número encerrado entre paréntesis. Éste informe deberá ser confeccionado y entregado por cada grupo que llevó a cabo las actividades. La fecha límite de entrega es el <text:span text:style-name="T6">13/11/2007</text:span>.</text:p><text:p text:style-name="P6"><text:span text:style-name="T13">La longitud máxima del informe es de dos páginas</text:span> (sin contar las líneas correspondientes a código fuente).</text:p></draw:text-box></draw:frame></text:p>
      <text:p text:style-name="Standard"/>
      <text:p text:style-name="Standard"/>
      <text:p text:style-name="Standard"/>
      <text:p text:style-name="Standard"/>
      <text:p text:style-name="Standard"/>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84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10 - Archivos y Sistemas de Archivos</text:p>
      </style:header>
      <style:footer>
        <text:p text:style-name="P3"><text:span text:style-name="T1">Ing. Gabriel E. Arellano</text:span><text:tab/><text:span text:style-name="T2">Año 2007</text:span><text:tab/><text:span text:style-name="Page_20_Number"><text:span text:style-name="T1"><text:page-number text:select-page="current">5</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Práctico 10 - Archivos y Sistemas de Archivos</dc:title>
    <dc:subject>Archivos y Sistemas de Archivos</dc:subject>
    <meta:initial-creator>Gabriel Arellano</meta:initial-creator>
    <meta:creation-date>2003-10-29T17:55:00</meta:creation-date>
    <dc:creator>Gabriel Arellano</dc:creator>
    <dc:date>2007-10-31T08:58:03</dc:date>
    <meta:print-date>2003-08-08T13:38:00</meta:print-date>
    <meta:editing-cycles>131</meta:editing-cycles>
    <meta:editing-duration>P1DT5H48M35S</meta:editing-duration>
    <meta:user-defined meta:name="Info 1">Gabriel Arellano</meta:user-defined>
    <meta:user-defined meta:name="Info 2"/>
    <meta:user-defined meta:name="Info 3"/>
    <meta:user-defined meta:name="Info 4"/>
    <meta:document-statistic meta:table-count="0" meta:image-count="0" meta:object-count="0" meta:page-count="5" meta:paragraph-count="181" meta:word-count="1206" meta:character-count="8625"/>
  </office:meta>
</office:document-meta>
</file>